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1c37" officeooo:paragraph-rsid="00041c37"/>
    </style:style>
    <style:style style:name="P2" style:family="paragraph" style:parent-style-name="Standard" style:list-style-name="L1">
      <style:text-properties officeooo:rsid="00041c37" officeooo:paragraph-rsid="00041c37"/>
    </style:style>
    <style:style style:name="P3" style:family="paragraph" style:parent-style-name="Standard">
      <style:text-properties fo:font-weight="bold" officeooo:rsid="00041c37" officeooo:paragraph-rsid="00041c37" style:font-weight-asian="bold" style:font-weight-complex="bold"/>
    </style:style>
    <style:style style:name="P4" style:family="paragraph" style:parent-style-name="Standard">
      <style:text-properties fo:font-weight="bold" officeooo:rsid="0006c78b" officeooo:paragraph-rsid="0006c78b" style:font-weight-asian="bold" style:font-weight-complex="bold"/>
    </style:style>
    <style:style style:name="P5" style:family="paragraph" style:parent-style-name="Standard">
      <style:text-properties fo:font-weight="bold" officeooo:rsid="000835ed" officeooo:paragraph-rsid="000835ed" style:font-weight-asian="bold" style:font-weight-complex="bold"/>
    </style:style>
    <style:style style:name="P6" style:family="paragraph" style:parent-style-name="Standard">
      <style:text-properties fo:font-weight="bold" officeooo:rsid="000ad858" officeooo:paragraph-rsid="000ad858" style:font-weight-asian="bold" style:font-weight-complex="bold"/>
    </style:style>
    <style:style style:name="P7" style:family="paragraph" style:parent-style-name="Standard">
      <style:text-properties fo:font-weight="bold" officeooo:rsid="000b915f" officeooo:paragraph-rsid="000b915f" style:font-weight-asian="bold" style:font-weight-complex="bold"/>
    </style:style>
    <style:style style:name="P8" style:family="paragraph" style:parent-style-name="Standard">
      <style:text-properties fo:font-weight="bold" officeooo:rsid="000ba7ca" officeooo:paragraph-rsid="000ba7ca" style:font-weight-asian="bold" style:font-weight-complex="bold"/>
    </style:style>
    <style:style style:name="P9" style:family="paragraph" style:parent-style-name="Standard">
      <style:text-properties fo:font-weight="bold" officeooo:rsid="000bacfc" officeooo:paragraph-rsid="000bacfc" style:font-weight-asian="bold" style:font-weight-complex="bold"/>
    </style:style>
    <style:style style:name="P10" style:family="paragraph" style:parent-style-name="Standard">
      <style:text-properties fo:font-weight="bold" officeooo:rsid="000d7297" officeooo:paragraph-rsid="000d7297" style:font-weight-asian="bold" style:font-weight-complex="bold"/>
    </style:style>
    <style:style style:name="P11" style:family="paragraph" style:parent-style-name="Standard">
      <style:text-properties fo:font-weight="normal" officeooo:rsid="00041c37" officeooo:paragraph-rsid="00041c37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041c37" officeooo:paragraph-rsid="00041c37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041c37" officeooo:paragraph-rsid="00041c37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041c37" officeooo:paragraph-rsid="00041c37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041c37" officeooo:paragraph-rsid="00041c37" style:font-weight-asian="normal" style:font-weight-complex="normal"/>
    </style:style>
    <style:style style:name="P16" style:family="paragraph" style:parent-style-name="Standard" style:list-style-name="L17">
      <style:text-properties fo:font-weight="normal" officeooo:rsid="00041c37" officeooo:paragraph-rsid="000bacfc" style:font-weight-asian="normal" style:font-weight-complex="normal"/>
    </style:style>
    <style:style style:name="P17" style:family="paragraph" style:parent-style-name="Standard" style:list-style-name="L6">
      <style:text-properties fo:font-weight="normal" officeooo:rsid="0006c78b" officeooo:paragraph-rsid="0006c78b" style:font-weight-asian="normal" style:font-weight-complex="normal"/>
    </style:style>
    <style:style style:name="P18" style:family="paragraph" style:parent-style-name="Standard" style:list-style-name="L7">
      <style:text-properties fo:font-weight="normal" officeooo:rsid="0006c78b" officeooo:paragraph-rsid="0006c78b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06c78b" officeooo:paragraph-rsid="0006c78b" style:font-weight-asian="normal" style:font-weight-complex="normal"/>
    </style:style>
    <style:style style:name="P20" style:family="paragraph" style:parent-style-name="Standard" style:list-style-name="L8">
      <style:text-properties fo:font-weight="normal" officeooo:rsid="000835ed" officeooo:paragraph-rsid="000835ed" style:font-weight-asian="normal" style:font-weight-complex="normal"/>
    </style:style>
    <style:style style:name="P21" style:family="paragraph" style:parent-style-name="Standard" style:list-style-name="L9">
      <style:text-properties fo:font-weight="normal" officeooo:rsid="000835ed" officeooo:paragraph-rsid="000835ed" style:font-weight-asian="normal" style:font-weight-complex="normal"/>
    </style:style>
    <style:style style:name="P22" style:family="paragraph" style:parent-style-name="Standard" style:list-style-name="L10">
      <style:text-properties fo:font-weight="normal" officeooo:rsid="000835ed" officeooo:paragraph-rsid="000835ed" style:font-weight-asian="normal" style:font-weight-complex="normal"/>
    </style:style>
    <style:style style:name="P23" style:family="paragraph" style:parent-style-name="Standard" style:list-style-name="L11">
      <style:text-properties fo:font-weight="normal" officeooo:rsid="000835ed" officeooo:paragraph-rsid="000835ed" style:font-weight-asian="normal" style:font-weight-complex="normal"/>
    </style:style>
    <style:style style:name="P24" style:family="paragraph" style:parent-style-name="Standard" style:list-style-name="L12">
      <style:text-properties fo:font-weight="normal" officeooo:rsid="000835ed" officeooo:paragraph-rsid="000835ed" style:font-weight-asian="normal" style:font-weight-complex="normal"/>
    </style:style>
    <style:style style:name="P25" style:family="paragraph" style:parent-style-name="Standard" style:list-style-name="L15">
      <style:text-properties fo:font-weight="normal" officeooo:rsid="000835ed" officeooo:paragraph-rsid="000bacfc" style:font-weight-asian="normal" style:font-weight-complex="normal"/>
    </style:style>
    <style:style style:name="P26" style:family="paragraph" style:parent-style-name="Standard" style:list-style-name="L12">
      <style:text-properties fo:font-weight="normal" officeooo:rsid="000939ab" officeooo:paragraph-rsid="000939ab" style:font-weight-asian="normal" style:font-weight-complex="normal"/>
    </style:style>
    <style:style style:name="P27" style:family="paragraph" style:parent-style-name="Standard" style:list-style-name="L15">
      <style:text-properties fo:font-weight="normal" officeooo:rsid="000939ab" officeooo:paragraph-rsid="000bacfc" style:font-weight-asian="normal" style:font-weight-complex="normal"/>
    </style:style>
    <style:style style:name="P28" style:family="paragraph" style:parent-style-name="Standard" style:list-style-name="L12">
      <style:text-properties fo:font-weight="normal" officeooo:rsid="000a48cb" officeooo:paragraph-rsid="000a48cb" style:font-weight-asian="normal" style:font-weight-complex="normal"/>
    </style:style>
    <style:style style:name="P29" style:family="paragraph" style:parent-style-name="Standard" style:list-style-name="L12">
      <style:text-properties fo:font-weight="normal" officeooo:rsid="000a90b3" officeooo:paragraph-rsid="000a90b3" style:font-weight-asian="normal" style:font-weight-complex="normal"/>
    </style:style>
    <style:style style:name="P30" style:family="paragraph" style:parent-style-name="Standard" style:list-style-name="L15">
      <style:text-properties fo:font-weight="normal" officeooo:rsid="000a90b3" officeooo:paragraph-rsid="000bacfc" style:font-weight-asian="normal" style:font-weight-complex="normal"/>
    </style:style>
    <style:style style:name="P31" style:family="paragraph" style:parent-style-name="Standard" style:list-style-name="L13">
      <style:text-properties fo:font-weight="normal" officeooo:rsid="000ad858" officeooo:paragraph-rsid="000ad858" style:font-weight-asian="normal" style:font-weight-complex="normal"/>
    </style:style>
    <style:style style:name="P32" style:family="paragraph" style:parent-style-name="Standard" style:list-style-name="L14">
      <style:text-properties fo:font-weight="normal" officeooo:rsid="000b9c28" officeooo:paragraph-rsid="000b9c28" style:font-weight-asian="normal" style:font-weight-complex="normal"/>
    </style:style>
    <style:style style:name="P33" style:family="paragraph" style:parent-style-name="Standard" style:list-style-name="L15">
      <style:text-properties fo:font-weight="normal" officeooo:rsid="000bacfc" officeooo:paragraph-rsid="000bacfc" style:font-weight-asian="normal" style:font-weight-complex="normal"/>
    </style:style>
    <style:style style:name="P34" style:family="paragraph" style:parent-style-name="Standard" style:list-style-name="L16">
      <style:text-properties fo:font-weight="normal" officeooo:rsid="000bacfc" officeooo:paragraph-rsid="000bacfc" style:font-weight-asian="normal" style:font-weight-complex="normal"/>
    </style:style>
    <style:style style:name="P35" style:family="paragraph" style:parent-style-name="Standard" style:list-style-name="L17">
      <style:text-properties fo:font-weight="normal" officeooo:rsid="000bacfc" officeooo:paragraph-rsid="000bacfc" style:font-weight-asian="normal" style:font-weight-complex="normal"/>
    </style:style>
    <style:style style:name="P36" style:family="paragraph" style:parent-style-name="Standard" style:list-style-name="L18">
      <style:text-properties fo:font-weight="normal" officeooo:rsid="000bacfc" officeooo:paragraph-rsid="000bacfc" style:font-weight-asian="normal" style:font-weight-complex="normal"/>
    </style:style>
    <style:style style:name="P37" style:family="paragraph" style:parent-style-name="Standard" style:list-style-name="L19">
      <style:text-properties fo:font-weight="normal" officeooo:rsid="000bacfc" officeooo:paragraph-rsid="000bacfc" style:font-weight-asian="normal" style:font-weight-complex="normal"/>
    </style:style>
    <style:style style:name="P38" style:family="paragraph" style:parent-style-name="Standard" style:list-style-name="L20">
      <style:text-properties fo:font-weight="normal" officeooo:rsid="000d7297" officeooo:paragraph-rsid="000d7297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ng in</text:p>
      <text:list text:style-name="L1">
        <text:list-item>
          <text:p text:style-name="P2">Email</text:p>
        </text:list-item>
        <text:list-item>
          <text:p text:style-name="P2">Password</text:p>
        </text:list-item>
      </text:list>
      <text:p text:style-name="P1"/>
      <text:p text:style-name="P3">Sing up</text:p>
      <text:list xml:id="list3578419722" text:style-name="L2">
        <text:list-item>
          <text:p text:style-name="P12">First Name</text:p>
        </text:list-item>
        <text:list-item>
          <text:p text:style-name="P12">Middle Name</text:p>
        </text:list-item>
        <text:list-item>
          <text:p text:style-name="P12">Last Name</text:p>
        </text:list-item>
        <text:list-item>
          <text:p text:style-name="P12">Dob</text:p>
        </text:list-item>
        <text:list-item>
          <text:p text:style-name="P12">User Name</text:p>
        </text:list-item>
        <text:list-item>
          <text:p text:style-name="P12">Email</text:p>
        </text:list-item>
        <text:list-item>
          <text:p text:style-name="P12">Password</text:p>
        </text:list-item>
      </text:list>
      <text:p text:style-name="P11"/>
      <text:p text:style-name="P3">Publication Author View</text:p>
      <text:list xml:id="list4083184882" text:style-name="L3">
        <text:list-item>
          <text:p text:style-name="P13">Title</text:p>
        </text:list-item>
        <text:list-item>
          <text:p text:style-name="P13">Thumbnail</text:p>
        </text:list-item>
        <text:list-item>
          <text:p text:style-name="P13">Size of the PDF</text:p>
        </text:list-item>
        <text:list-item>
          <text:p text:style-name="P13">Description about the PDF</text:p>
        </text:list-item>
        <text:list-item>
          <text:p text:style-name="P13">Category of the PDF</text:p>
        </text:list-item>
        <text:list-item>
          <text:p text:style-name="P13">Language</text:p>
        </text:list-item>
        <text:list-item>
          <text:p text:style-name="P13">Comment Count</text:p>
        </text:list-item>
        <text:list-item>
          <text:p text:style-name="P13">Like Count</text:p>
        </text:list-item>
        <text:list-item>
          <text:p text:style-name="P13">Comments</text:p>
        </text:list-item>
        <text:list-item>
          <text:p text:style-name="P19">Price</text:p>
        </text:list-item>
      </text:list>
      <text:p text:style-name="P3">Home Page</text:p>
      <text:list text:style-name="L5">
        <text:list-item>
          <text:p text:style-name="P14">Top sellers</text:p>
        </text:list-item>
        <text:list-item>
          <text:p text:style-name="P14">Top Selling books</text:p>
        </text:list-item>
        <text:list-item>
          <text:p text:style-name="P14">Electronic</text:p>
        </text:list-item>
        <text:list-item>
          <text:p text:style-name="P14">Information Technology</text:p>
        </text:list-item>
        <text:list-item>
          <text:p text:style-name="P14">Education</text:p>
        </text:list-item>
      </text:list>
      <text:p text:style-name="P11"/>
      <text:p text:style-name="P3">Payment Processing</text:p>
      <text:list text:style-name="L6">
        <text:list-item>
          <text:p text:style-name="P15">Master/Visa choose</text:p>
        </text:list-item>
        <text:list-item>
          <text:p text:style-name="P15">Card Number</text:p>
        </text:list-item>
        <text:list-item>
          <text:p text:style-name="P15">Card name</text:p>
        </text:list-item>
        <text:list-item>
          <text:p text:style-name="P15">Expire date</text:p>
        </text:list-item>
        <text:list-item>
          <text:p text:style-name="P15">CVC</text:p>
        </text:list-item>
        <text:list-item>
          <text:p text:style-name="P17">Total Price</text:p>
        </text:list-item>
      </text:list>
      <text:p text:style-name="P4">Cart</text:p>
      <text:list text:style-name="L7">
        <text:list-item>
          <text:p text:style-name="P18">Price</text:p>
        </text:list-item>
        <text:list-item>
          <text:p text:style-name="P18">Select items for checkout</text:p>
        </text:list-item>
        <text:list-item>
          <text:p text:style-name="P18">Thumbnail</text:p>
        </text:list-item>
        <text:list-item>
          <text:p text:style-name="P18">Title</text:p>
        </text:list-item>
      </text:list>
      <text:p text:style-name="P5">Checkout</text:p>
      <text:list text:style-name="L8">
        <text:list-item>
          <text:p text:style-name="P20">Selected items for checkout</text:p>
        </text:list-item>
        <text:list-item>
          <text:p text:style-name="P20">Thumbnail</text:p>
        </text:list-item>
        <text:list-item>
          <text:p text:style-name="P20">Price</text:p>
        </text:list-item>
        <text:list-item>
          <text:p text:style-name="P20">Title</text:p>
        </text:list-item>
        <text:list-item>
          <text:p text:style-name="P20">Total Price</text:p>
        </text:list-item>
        <text:list-item>
          <text:p text:style-name="P20"><text:soft-page-break/>quantity</text:p>
        </text:list-item>
      </text:list>
      <text:p text:style-name="P5">Books</text:p>
      <text:list text:style-name="L9">
        <text:list-item>
          <text:p text:style-name="P21">Title</text:p>
        </text:list-item>
        <text:list-item>
          <text:p text:style-name="P21">Thumbnail</text:p>
        </text:list-item>
        <text:list-item>
          <text:p text:style-name="P21">Description</text:p>
        </text:list-item>
        <text:list-item>
          <text:p text:style-name="P21">Like count</text:p>
        </text:list-item>
        <text:list-item>
          <text:p text:style-name="P21">Rating</text:p>
        </text:list-item>
        <text:list-item>
          <text:p text:style-name="P21">add to cart</text:p>
        </text:list-item>
        <text:list-item>
          <text:p text:style-name="P21">Search</text:p>
        </text:list-item>
        <text:list-item>
          <text:p text:style-name="P21">Category filter</text:p>
        </text:list-item>
        <text:list-item>
          <text:p text:style-name="P21">Like count filter</text:p>
        </text:list-item>
        <text:list-item>
          <text:p text:style-name="P21">Comment count filter</text:p>
        </text:list-item>
        <text:list-item>
          <text:p text:style-name="P21">Rating count filter</text:p>
        </text:list-item>
      </text:list>
      <text:p text:style-name="P5">Author Sing up</text:p>
      <text:list text:style-name="L10">
        <text:list-item>
          <text:p text:style-name="P22">Phone Number</text:p>
        </text:list-item>
        <text:list-item>
          <text:p text:style-name="P22">Bio</text:p>
        </text:list-item>
        <text:list-item>
          <text:p text:style-name="P22">Country</text:p>
        </text:list-item>
        <text:list-item>
          <text:p text:style-name="P22">Skills</text:p>
        </text:list-item>
        <text:list-item>
          <text:p text:style-name="P22">Interests</text:p>
        </text:list-item>
      </text:list>
      <text:p text:style-name="P5">Admin Panel</text:p>
      <text:list text:style-name="L11">
        <text:list-item>
          <text:p text:style-name="P23">Users</text:p>
        </text:list-item>
        <text:list-item>
          <text:p text:style-name="P23">Publications</text:p>
        </text:list-item>
        <text:list-item>
          <text:p text:style-name="P23">Authors</text:p>
        </text:list-item>
      </text:list>
      <text:p text:style-name="P5">Author Profile User View</text:p>
      <text:list xml:id="list4284565594" text:style-name="L12">
        <text:list-item>
          <text:p text:style-name="P24">User name</text:p>
        </text:list-item>
        <text:list-item>
          <text:p text:style-name="P24">Full name</text:p>
        </text:list-item>
        <text:list-item>
          <text:p text:style-name="P24">Phone Number</text:p>
        </text:list-item>
        <text:list-item>
          <text:p text:style-name="P24">Dob</text:p>
        </text:list-item>
        <text:list-item>
          <text:p text:style-name="P24">Email</text:p>
        </text:list-item>
        <text:list-item>
          <text:p text:style-name="P24">Bio</text:p>
        </text:list-item>
        <text:list-item>
          <text:p text:style-name="P24">Country</text:p>
        </text:list-item>
        <text:list-item>
          <text:p text:style-name="P24">Publication Count</text:p>
        </text:list-item>
        <text:list-item>
          <text:p text:style-name="P24">Ratings</text:p>
        </text:list-item>
        <text:list-item>
          <text:p text:style-name="P24">Skills</text:p>
        </text:list-item>
        <text:list-item>
          <text:p text:style-name="P24">Interests</text:p>
        </text:list-item>
        <text:list-item>
          <text:p text:style-name="P24">Publications</text:p>
          <text:list>
            <text:list-item>
              <text:p text:style-name="P26">Thumbnail</text:p>
            </text:list-item>
            <text:list-item>
              <text:p text:style-name="P26">Title</text:p>
            </text:list-item>
            <text:list-item>
              <text:p text:style-name="P26">Description</text:p>
            </text:list-item>
            <text:list-item>
              <text:p text:style-name="P26">Like Count</text:p>
            </text:list-item>
            <text:list-item>
              <text:p text:style-name="P26">Comment Count</text:p>
            </text:list-item>
            <text:list-item>
              <text:p text:style-name="P28">Add to cart</text:p>
            </text:list-item>
            <text:list-item>
              <text:p text:style-name="P29">Price</text:p>
            </text:list-item>
          </text:list>
        </text:list-item>
      </text:list>
      <text:p text:style-name="P6">Publication User View</text:p>
      <text:list text:style-name="L13">
        <text:list-item>
          <text:p text:style-name="P31">Title</text:p>
        </text:list-item>
        <text:list-item>
          <text:p text:style-name="P31">Category</text:p>
        </text:list-item>
        <text:list-item>
          <text:p text:style-name="P31">Thumbnail</text:p>
        </text:list-item>
        <text:list-item>
          <text:p text:style-name="P31">Description</text:p>
        </text:list-item>
        <text:list-item>
          <text:p text:style-name="P31">Rating</text:p>
        </text:list-item>
        <text:list-item>
          <text:p text:style-name="P31"><text:soft-page-break/>Like Count</text:p>
        </text:list-item>
        <text:list-item>
          <text:p text:style-name="P31">Published date</text:p>
        </text:list-item>
        <text:list-item>
          <text:p text:style-name="P31">Comment count</text:p>
        </text:list-item>
        <text:list-item>
          <text:p text:style-name="P31">Comments</text:p>
        </text:list-item>
        <text:list-item>
          <text:p text:style-name="P31">Add to cart</text:p>
        </text:list-item>
        <text:list-item>
          <text:p text:style-name="P31">Hard copy request</text:p>
        </text:list-item>
      </text:list>
      <text:p text:style-name="P7">Publication Hard Copy Request</text:p>
      <text:list xml:id="list3133278569" text:style-name="L14">
        <text:list-item>
          <text:p text:style-name="P32">postal code</text:p>
        </text:list-item>
        <text:list-item>
          <text:p text:style-name="P32">address</text:p>
        </text:list-item>
        <text:list-item>
          <text:p text:style-name="P32">phone number</text:p>
        </text:list-item>
        <text:list-item>
          <text:p text:style-name="P32">town</text:p>
        </text:list-item>
        <text:list-item>
          <text:p text:style-name="P32">country</text:p>
        </text:list-item>
        <text:list-item>
          <text:p text:style-name="P32">quantity</text:p>
        </text:list-item>
        <text:list-item>
          <text:p text:style-name="P32">total price</text:p>
        </text:list-item>
        <text:list-item>
          <text:p text:style-name="P32">single copy price</text:p>
        </text:list-item>
        <text:list-item>
          <text:p text:style-name="P32">purchase</text:p>
        </text:list-item>
      </text:list>
      <text:p text:style-name="P8">About us</text:p>
      <text:p text:style-name="P8">Contact us</text:p>
      <text:p text:style-name="P9">Author Profile author view</text:p>
      <text:list text:style-name="L15">
        <text:list-item>
          <text:p text:style-name="P33">user name</text:p>
        </text:list-item>
        <text:list-item>
          <text:p text:style-name="P33">country</text:p>
        </text:list-item>
        <text:list-item>
          <text:p text:style-name="P33">rating</text:p>
        </text:list-item>
        <text:list-item>
          <text:p text:style-name="P33">bio</text:p>
        </text:list-item>
        <text:list-item>
          <text:p text:style-name="P33">skills</text:p>
        </text:list-item>
        <text:list-item>
          <text:p text:style-name="P33">full name</text:p>
        </text:list-item>
        <text:list-item>
          <text:p text:style-name="P33">dob</text:p>
        </text:list-item>
        <text:list-item>
          <text:p text:style-name="P33">email</text:p>
        </text:list-item>
        <text:list-item>
          <text:p text:style-name="P33">number</text:p>
        </text:list-item>
        <text:list-item>
          <text:p text:style-name="P33">publication count</text:p>
        </text:list-item>
        <text:list-item>
          <text:p text:style-name="P33">interests</text:p>
        </text:list-item>
        <text:list-item>
          <text:p text:style-name="P25">Publications</text:p>
          <text:list>
            <text:list-item>
              <text:p text:style-name="P27">Thumbnail</text:p>
            </text:list-item>
            <text:list-item>
              <text:p text:style-name="P27">Title</text:p>
            </text:list-item>
            <text:list-item>
              <text:p text:style-name="P27">Description</text:p>
            </text:list-item>
            <text:list-item>
              <text:p text:style-name="P27">Like Count</text:p>
            </text:list-item>
            <text:list-item>
              <text:p text:style-name="P27">Comment Count</text:p>
            </text:list-item>
            <text:list-item>
              <text:p text:style-name="P30">Price</text:p>
            </text:list-item>
          </text:list>
        </text:list-item>
      </text:list>
      <text:p text:style-name="P9">Author Profile Update View</text:p>
      <text:list text:style-name="L16">
        <text:list-item>
          <text:p text:style-name="P34">User name</text:p>
        </text:list-item>
        <text:list-item>
          <text:p text:style-name="P34">First name</text:p>
        </text:list-item>
        <text:list-item>
          <text:p text:style-name="P34">Middle name</text:p>
        </text:list-item>
        <text:list-item>
          <text:p text:style-name="P34">Last name</text:p>
        </text:list-item>
        <text:list-item>
          <text:p text:style-name="P34">Phone Number</text:p>
        </text:list-item>
        <text:list-item>
          <text:p text:style-name="P34">Email</text:p>
        </text:list-item>
        <text:list-item>
          <text:p text:style-name="P34">Bio</text:p>
        </text:list-item>
        <text:list-item>
          <text:p text:style-name="P34">Country</text:p>
        </text:list-item>
        <text:list-item>
          <text:p text:style-name="P34">Password</text:p>
        </text:list-item>
        <text:list-item>
          <text:p text:style-name="P34">Skills</text:p>
        </text:list-item>
        <text:list-item>
          <text:p text:style-name="P34">Thumbnail</text:p>
        </text:list-item>
        <text:list-item>
          <text:p text:style-name="P34"><text:soft-page-break/>Interests</text:p>
        </text:list-item>
      </text:list>
      <text:p text:style-name="P9">User Profile User View</text:p>
      <text:list xml:id="list2172789283" text:style-name="L17">
        <text:list-item>
          <text:p text:style-name="P16">First Name</text:p>
        </text:list-item>
        <text:list-item>
          <text:p text:style-name="P16">Middle Name</text:p>
        </text:list-item>
        <text:list-item>
          <text:p text:style-name="P16">Last Name</text:p>
        </text:list-item>
        <text:list-item>
          <text:p text:style-name="P16">Dob</text:p>
        </text:list-item>
        <text:list-item>
          <text:p text:style-name="P16">User Name</text:p>
        </text:list-item>
        <text:list-item>
          <text:p text:style-name="P16">Email</text:p>
        </text:list-item>
        <text:list-item>
          <text:p text:style-name="P35">Publications</text:p>
          <text:list>
            <text:list-item>
              <text:p text:style-name="P35">Title</text:p>
            </text:list-item>
            <text:list-item>
              <text:p text:style-name="P35">Description</text:p>
            </text:list-item>
            <text:list-item>
              <text:p text:style-name="P35">Download</text:p>
            </text:list-item>
            <text:list-item>
              <text:p text:style-name="P35">Rating</text:p>
            </text:list-item>
          </text:list>
        </text:list-item>
      </text:list>
      <text:p text:style-name="P9">User Profile Update View</text:p>
      <text:list text:style-name="L18">
        <text:list-item>
          <text:p text:style-name="P36">First name</text:p>
        </text:list-item>
        <text:list-item>
          <text:p text:style-name="P36">Middle Name</text:p>
        </text:list-item>
        <text:list-item>
          <text:p text:style-name="P36">Last Name</text:p>
        </text:list-item>
        <text:list-item>
          <text:p text:style-name="P36">Dob</text:p>
        </text:list-item>
        <text:list-item>
          <text:p text:style-name="P36">User Name</text:p>
        </text:list-item>
        <text:list-item>
          <text:p text:style-name="P36">Password</text:p>
        </text:list-item>
        <text:list-item>
          <text:p text:style-name="P36">Email</text:p>
        </text:list-item>
      </text:list>
      <text:p text:style-name="P9">Publication create View</text:p>
      <text:list text:style-name="L19">
        <text:list-item>
          <text:p text:style-name="P37">Title</text:p>
        </text:list-item>
        <text:list-item>
          <text:p text:style-name="P37">Description</text:p>
        </text:list-item>
        <text:list-item>
          <text:p text:style-name="P37">Category</text:p>
        </text:list-item>
        <text:list-item>
          <text:p text:style-name="P37">Pdf</text:p>
        </text:list-item>
        <text:list-item>
          <text:p text:style-name="P37">Thumbnail</text:p>
        </text:list-item>
      </text:list>
      <text:p text:style-name="P10">Publication update View</text:p>
      <text:list xml:id="list3757541963" text:style-name="L20">
        <text:list-item>
          <text:p text:style-name="P38">Title</text:p>
        </text:list-item>
        <text:list-item>
          <text:p text:style-name="P38">Description</text:p>
        </text:list-item>
        <text:list-item>
          <text:p text:style-name="P38">Language</text:p>
        </text:list-item>
        <text:list-item>
          <text:p text:style-name="P38">Category</text:p>
        </text:list-item>
        <text:list-item>
          <text:p text:style-name="P38">Thumbnail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8:33:41.794275863</meta:creation-date>
    <meta:generator>LibreOffice/7.4.7.2$Linux_X86_64 LibreOffice_project/40$Build-2</meta:generator>
    <dc:date>2024-04-20T21:41:21.579611018</dc:date>
    <meta:editing-duration>PT3H7M35S</meta:editing-duration>
    <meta:editing-cycles>12</meta:editing-cycles>
    <meta:document-statistic meta:table-count="0" meta:image-count="0" meta:object-count="0" meta:page-count="4" meta:paragraph-count="177" meta:word-count="448" meta:character-count="1938" meta:non-whitespace-character-count="1823"/>
  </office:meta>
</office:document-meta>
</file>